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jewels-and-stones/" text:style-name="Internet_20_link" text:visited-style-name="Visited_20_Internet_20_Link"><text:span text:style-name="T1">Jewels and Stones</text:span></text:a></text:p>
      <text:section text:style-name="Sect1" text:name="headlessui-popover-button-:r1s:">
        <text:p text:style-name="Standard"/>
      </text:section>
      <text:section text:style-name="Sect1" text:name="headlessui-popover-button-:rh:">
        <text:p text:style-name="Standard"/>
      </text:section>
      <text:p text:style-name="P3">Easy</text:p>
      <text:p text:style-name="P3">4.7K</text:p>
      <text:p text:style-name="P3">556</text:p>
      <text:section text:style-name="Sect1" text:name="headlessui-popover-button-:rm:">
        <text:p text:style-name="Standard"/>
      </text:section>
      <text:section text:style-name="Sect1" text:name="headlessui-popover-button-:rp:">
        <text:p text:style-name="Standard"/>
      </text:section>
      <text:p text:style-name="P4">Companies</text:p>
      <text:p text:style-name="P5"><text:span text:style-name="T1">You're given strings </text:span><text:span text:style-name="Source_20_Text"><text:span text:style-name="T2">jewels</text:span></text:span><text:span text:style-name="T1"> representing the types of stones that are jewels, and </text:span><text:span text:style-name="Source_20_Text"><text:span text:style-name="T2">stones</text:span></text:span><text:span text:style-name="T1"> representing the stones you have. Each character in </text:span><text:span text:style-name="Source_20_Text"><text:span text:style-name="T2">stones</text:span></text:span><text:span text:style-name="T1"> is a type of stone you have. You want to know how many of the stones you have are also jewels.</text:span></text:p>
      <text:p text:style-name="P5"><text:span text:style-name="T1">Letters are case sensitive, so </text:span><text:span text:style-name="Source_20_Text"><text:span text:style-name="T2">"a"</text:span></text:span><text:span text:style-name="T1"> is considered a different type of stone from </text:span><text:span text:style-name="Source_20_Text"><text:span text:style-name="T2">"A"</text:span></text:span><text:span text:style-name="T1">.</text:span></text:p>
      <text:p text:style-name="P6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jewels = "aA", stones = "aAAbbbb"</text:span></text:p>
      <text:p text:style-name="P1"><text:span text:style-name="Strong_20_Emphasis"><text:span text:style-name="T1">Output:</text:span></text:span><text:span text:style-name="T1"> 3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jewels = "z", stones = "ZZ"</text:span></text:p>
      <text:p text:style-name="P1"><text:span text:style-name="Strong_20_Emphasis"><text:span text:style-name="T1">Output:</text:span></text:span><text:span text:style-name="T1"> 0</text:span></text:p>
      <text:p text:style-name="P6"> </text:p>
      <text:p text:style-name="P5"><text:span text:style-name="Strong_20_Emphasis"><text:span text:style-name="T1">Constraints:</text:span></text:span></text:p>
      <text:list xml:id="list662602551" text:style-name="L1">
        <text:list-item>
          <text:p text:style-name="P7"><text:span text:style-name="Source_20_Text"><text:span text:style-name="T2">1 &lt;= jewels.length, stones.length &lt;= 50</text:span></text:span></text:p>
        </text:list-item>
        <text:list-item>
          <text:p text:style-name="P7"><text:span text:style-name="Source_20_Text"><text:span text:style-name="T2">jewels</text:span></text:span><text:span text:style-name="T1"> and </text:span><text:span text:style-name="Source_20_Text"><text:span text:style-name="T2">stones</text:span></text:span><text:span text:style-name="T1"> consist of only English letters.</text:span></text:p>
        </text:list-item>
        <text:list-item>
          <text:p text:style-name="P8"><text:span text:style-name="T1">All the characters of </text:span><text:span text:style-name="Source_20_Text"><text:span text:style-name="T2">jewels</text:span></text:span><text:span text:style-name="T1"> are </text:span><text:span text:style-name="Strong_20_Emphasis"><text:span text:style-name="T1">unique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6T20:06:29.910000000</dc:date>
    <meta:editing-duration>PT15S</meta:editing-duration>
    <meta:editing-cycles>1</meta:editing-cycles>
    <meta:document-statistic meta:table-count="0" meta:image-count="0" meta:object-count="0" meta:page-count="1" meta:paragraph-count="19" meta:word-count="113" meta:character-count="621" meta:non-whitespace-character-count="526"/>
    <meta:generator>LibreOffice/7.2.2.2$Windows_X86_64 LibreOffice_project/02b2acce88a210515b4a5bb2e46cbfb63fe97d56</meta:generator>
  </office:meta>
</office:document-meta>
</file>